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Cantarell" svg:font-family="Cantarell"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_20__28_user_29_">
      <style:paragraph-properties fo:line-height="150%" fo:text-align="justify" style:justify-single-word="false"/>
    </style:style>
    <style:style style:name="P3" style:family="paragraph" style:parent-style-name="Standard_20__28_user_29_">
      <style:paragraph-properties fo:line-height="150%" fo:text-align="justify" style:justify-single-word="false"/>
      <style:text-properties fo:language="fr" fo:country="FR"/>
    </style:style>
    <style:style style:name="P4" style:family="paragraph" style:parent-style-name="Standard_20__28_user_29_">
      <style:paragraph-properties fo:line-height="150%" fo:text-align="justify" style:justify-single-word="false"/>
      <style:text-properties fo:language="fr" fo:country="FR"/>
    </style:style>
    <style:style style:name="P5" style:family="paragraph" style:parent-style-name="Standard_20__28_user_29_">
      <style:paragraph-properties fo:line-height="150%" fo:text-align="justify" style:justify-single-word="false"/>
      <style:text-properties officeooo:paragraph-rsid="0024ba58"/>
    </style:style>
    <style:style style:name="P6" style:family="paragraph" style:parent-style-name="Standard_20__28_user_29_" style:master-page-name="Standard">
      <style:paragraph-properties fo:text-align="justify" style:justify-single-word="false" style:page-number="auto"/>
      <style:text-properties fo:language="fr" fo:country="FR"/>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properties officeooo:paragraph-rsid="0024ba58"/>
    </style:style>
    <style:style style:name="P9" style:family="paragraph" style:parent-style-name="Standard">
      <style:paragraph-properties fo:line-height="150%" fo:text-align="justify" style:justify-single-word="false"/>
      <style:text-properties fo:language="fr" fo:country="FR" officeooo:paragraph-rsid="0024ba58"/>
    </style:style>
    <style:style style:name="P10" style:family="paragraph" style:parent-style-name="Standard">
      <style:paragraph-properties fo:text-align="justify" style:justify-single-word="false"/>
    </style:style>
    <style:style style:name="P1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fr" fo:country="FR"/>
    </style:style>
    <style:style style:name="T2" style:family="text">
      <style:text-properties fo:language="fr" fo:country="FR"/>
    </style:style>
    <style:style style:name="T3" style:family="text">
      <style:text-properties fo:language="fr" fo:country="FR" fo:font-style="italic" style:font-style-asian="italic"/>
    </style:style>
    <style:style style:name="T4" style:family="text">
      <style:text-properties fo:language="fr" fo:country="FR" fo:font-style="italic" style:font-style-asian="italic" style:font-style-complex="italic"/>
    </style:style>
    <style:style style:name="T5" style:family="text">
      <style:text-properties fo:language="fr" fo:country="FR" fo:font-style="italic" officeooo:rsid="001ebe39" style:font-style-asian="italic" style:font-style-complex="italic"/>
    </style:style>
    <style:style style:name="T6" style:family="text">
      <style:text-properties fo:language="fr" fo:country="FR" officeooo:rsid="00115f22"/>
    </style:style>
    <style:style style:name="T7" style:family="text">
      <style:text-properties fo:language="fr" fo:country="FR" officeooo:rsid="0013263d"/>
    </style:style>
    <style:style style:name="T8" style:family="text">
      <style:text-properties fo:language="fr" fo:country="FR" officeooo:rsid="001ebe39"/>
    </style:style>
    <style:style style:name="T9" style:family="text">
      <style:text-properties fo:language="fr" fo:country="FR" style:text-underline-style="solid" style:text-underline-width="auto" style:text-underline-color="font-color"/>
    </style:style>
    <style:style style:name="T10" style:family="text">
      <style:text-properties fo:language="fr" fo:country="FR" style:text-underline-style="none"/>
    </style:style>
    <style:style style:name="T11" style:family="text">
      <style:text-properties style:use-window-font-color="true" style:text-outline="false" style:text-line-through-style="none" style:text-position="0% 100%" style:font-name="Calibri" fo:font-size="10pt" fo:letter-spacing="normal" fo:language="fr" fo:country="FR" fo:font-style="normal" fo:text-shadow="none" style:text-underline-style="none" fo:font-weight="normal" style:text-underline-mode="continuous" style:text-overline-mode="continuous" style:text-line-through-mode="continuous" style:letter-kerning="true" style:font-size-asian="12pt" style:language-asian="fr" style:country-asian="FR" style:font-style-asian="normal" style:font-weight-asian="normal" style:font-size-complex="12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text:tracked-changes>
        <text:changed-region xml:id="ct64591680" text:id="ct64591680">
          <text:insertion>
            <office:change-info>
              <dc:creator>Arnaud AS248291</dc:creator>
              <dc:date>2017-05-12T14:08:00</dc:date>
            </office:change-info>
          </text:insertion>
        </text:changed-region>
        <text:changed-region xml:id="ct62235376" text:id="ct62235376">
          <text:insertion>
            <office:change-info>
              <dc:creator>Anthony Mathelier</dc:creator>
              <dc:date>2017-05-12T09:07:00</dc:date>
            </office:change-info>
          </text:insertion>
        </text:changed-region>
        <text:changed-region xml:id="ct62572608" text:id="ct62572608">
          <text:format-change>
            <office:change-info>
              <dc:creator>Anthony Mathelier</dc:creator>
              <dc:date>2017-05-12T09:15:00</dc:date>
            </office:change-info>
          </text:format-change>
        </text:changed-region>
        <text:changed-region xml:id="ct62219328" text:id="ct62219328">
          <text:insertion>
            <office:change-info>
              <dc:creator>Anthony Mathelier</dc:creator>
              <dc:date>2017-05-12T09:15:00</dc:date>
            </office:change-info>
          </text:insertion>
        </text:changed-region>
        <text:changed-region xml:id="ct62236256" text:id="ct62236256">
          <text:deletion>
            <office:change-info>
              <dc:creator>Anthony Mathelier</dc:creator>
              <dc:date>2017-05-12T09:16:00</dc:date>
            </office:change-info>
            <text:p text:style-name="P1"><text:span text:style-name="T1">pas </text:span></text:p>
          </text:deletion>
        </text:changed-region>
        <text:changed-region xml:id="ct62156944" text:id="ct62156944">
          <text:insertion>
            <office:change-info>
              <dc:creator>Arnaud AS248291</dc:creator>
              <dc:date>2017-05-12T11: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Projet :</text:p>
      <text:p text:style-name="P10"><text:span text:style-name="T1">Etude des propriétés de liaison à l’ADN de 529 facteurs de transcription chez </text:span><text:span text:style-name="T3">Arabidopsis thaliana</text:span></text:p>
      <text:p text:style-name="P9"/>
      <text:p text:style-name="P8"><text:span text:style-name="T1"><text:tab/></text:span><office:annotation><dc:creator>Anthony Mathelier</dc:creator><dc:date>2017-05-12T09:08:44</dc:date><text:p text:style-name="P11"><text:span text:style-name="T11">Cette intro est un peu « lourde ». Beaucoup de répétitions de « expression/régulation des gènes » par exemple.</text:span></text:p></office:annotation><text:change-start text:change-id="ct64591680"/></text:p>
      <text:p text:style-name="P8"><text:change-end text:change-id="ct64591680"/><text:span text:style-name="T1">La plupart des processus biologiques comme les réponses à l’environnement ou les processus de développement </text:span><text:span text:style-name="T6">impliquent des </text:span><text:span text:style-name="T1">régulations de l’expression des gènes. Les facteurs de transcription sont </text:span><text:span text:style-name="T7">une classe importante de</text:span><text:span text:style-name="T1"> protéines impliquées dans la régulation de</text:span><text:span text:style-name="T7">s</text:span><text:span text:style-name="T1"> gènes. Ces facteurs se fixent sur des régions spécifiques du génome et recrutent des co</text:span><text:change-start text:change-id="ct62235376"/><text:span text:style-name="T1">-</text:span><text:change-end text:change-id="ct62235376"/><text:span text:style-name="T1">répresseurs ou des co-activateurs pour réguler l’expression des gènes à proximité. L’ADN d’un génome contient </text:span><text:span text:style-name="T1"><office:annotation><dc:creator>Anthony Mathelier</dc:creator><dc:date>2017-05-12T09:08:20</dc:date><text:p text:style-name="P11"><text:span text:style-name="T11">Pas vraiment, il y a aussi de l’épigénétique.</text:span></text:p></office:annotation></text:span><text:span text:style-name="T1">toutes les informations pour recruter les facteurs adéquats au bon moment. </text:span><text:span text:style-name="T1"><office:annotation><dc:creator>Anthony Mathelier</dc:creator><dc:date>2017-05-12T09:09:25</dc:date><text:p text:style-name="P11"><text:span text:style-name="T11">Quels processus ?</text:span></text:p></office:annotation></text:span><text:span text:style-name="T1">Ces processus sont très robustes indiquant qu’il existe des règles en particulier au niveau de la fixation des </text:span><text:span text:style-name="T1"><office:annotation><dc:creator>Anthony Mathelier</dc:creator><dc:date>2017-05-12T09:09:38</dc:date><text:p text:style-name="P11"><text:span text:style-name="T11">Pas introduit.</text:span></text:p></office:annotation></text:span><text:span text:style-name="T1">TF à l’ADN. Cependant, la découverte de ces règles reste un enjeu majeur en biologie et il est aujourd’hui très difficile de reconstruire des </text:span><text:span text:style-name="T1"><office:annotation><dc:creator>Anthony Mathelier</dc:creator><dc:date>2017-05-12T09:10:43</dc:date><text:p text:style-name="P11"><text:span text:style-name="T11">Qu’est-ce que ça veut dire ? Pas introduit.</text:span></text:p></office:annotation></text:span><text:span text:style-name="T1">réseaux de facteurs de transcription en se basant sur des séquences génomiques.</text:span></text:p>
      <text:p text:style-name="P1"><text:span text:style-name="T1">L'émergence des méthodes de séquençage haut débit a permis de faire des avancées considérables dans le domaine de la régulation en fournissant des listes </text:span><text:span text:style-name="T1"><office:annotation><dc:creator>Anthony Mathelier</dc:creator><dc:date>2017-05-12T09:11:11</dc:date><text:p text:style-name="P11"><text:span text:style-name="T11">Quel optimisme !</text:span></text:p></office:annotation></text:span><text:span text:style-name="T1">exhaustives</text:span><text:span text:style-name="T1"> de régions liées par un facteur donné ou des listes de gènes régulés en réponse à une stimulation ou lors d’un processus développemental. <text:s/>Ces données peuvent alors être exploitées pour tenter de comprendre les règles qui régissent la fixation d’un facteur à l’ADN : quelles sont les séquences reconnues (TFBS), comment ces séquences se positionnent-elles dans une région liée ?</text:span></text:p>
      <text:p text:style-name="P1"><text:span text:style-name="T1"><office:annotation><dc:creator>Anthony Mathelier</dc:creator><dc:date>2017-05-12T09:11:56</dc:date><text:p text:style-name="P11"><text:span text:style-name="T11">Je lierais cette technique au début du paragraphe précédent parlant des méthodes de séquençage.</text:span></text:p></office:annotation></text:span><text:span text:style-name="T1">Différentes techniques donnent accès aux régions liées par un TF donné. Les expériences de ChIP-Seq (Immunoprécipitation de chromatine) permettent l'identification de ces séquences in vivo </text:span><text:span text:style-name="T1">. Cependant, dans le contexte d</text:span><text:span text:style-name="T1"><office:annotation><dc:creator>Anthony Mathelier</dc:creator><dc:date>2017-05-12T09:12:29</dc:date><text:p text:style-name="P11"><text:span text:style-name="T11">Contexte de la cellule serait peut-être plus simple/clair.</text:span></text:p></office:annotation></text:span><text:span text:style-name="T1">’un noyau</text:span><text:span text:style-name="T1"> de nombreux paramètres viennent moduler la fixation des facteurs. </text:span><text:span text:style-name="T1"><office:annotation><dc:creator>Anthony Mathelier</dc:creator><dc:date>2017-05-12T09:13:44</dc:date><text:p text:style-name="P11"><text:span text:style-name="T11">Il faut expliciter DAP-seq ici.</text:span></text:p></office:annotation></text:span><text:span text:style-name="T1">Une autre technique</text:span><text:span text:style-name="T1"> in vitro consister en une expérience de ChIP-Seq mais utilisant de l’ADN génomique nu. A partir de ce type de données, on peut alors construire des modèles prédictifs de liaison (appelé </text:span><text:span text:style-name="T1"><office:annotation><dc:creator>Anthony Mathelier</dc:creator><dc:date>2017-05-12T09:13:59</dc:date><text:p text:style-name="P11"><text:span text:style-name="T11">J’introduirais plus tôt le fait que les modèles computationels ont été et sont toujours clé pour augmenter notre capacité à comprendre où et comment les TFs se lient à l’ADN.</text:span></text:p></office:annotation></text:span><text:span text:style-name="T1">PWM</text:span><text:span text:style-name="T1">) qui permettront ensuite de scanner n’importe quelle séquence d’ADN pour prédire le site et l’affinité de liaison d’un facteur. </text:span></text:p>
      <text:p>Mon projet s’étendra selon 2 axes. </text:p>
      <text:p text:style-name="P1"><text:span text:style-name="T1"><office:annotation><dc:creator>Anthony Mathelier</dc:creator><dc:date>2017-05-12T09:16:13</dc:date><text:p text:style-name="P11"><text:span text:style-name="T11">Dépendemment de quand il compte commencer à Oslo, cela sera peut-être déjà terminé.</text:span></text:p></office:annotation></text:span><text:span text:style-name="T1">Axe 1 : </text:span><text:span text:style-name="T1"><office:annotation><dc:creator>Anthony Mathelier</dc:creator><dc:date>2017-05-12T09:15:07</dc:date><text:p text:style-name="P11"><text:span text:style-name="T11">J’utiliserai un autre mot.</text:span></text:p></office:annotation></text:span><text:span text:style-name="T1">Nourrir</text:span><text:span text:style-name="T1"> la base Jaspar avec des modèles issus du DAP-Seq. Il existe 529 facteurs d’</text:span><text:change-start text:change-id="ct62572608"/><text:span text:style-name="T4">Arabidopsis </text:span><text:change-end text:change-id="ct62572608"/><text:change-start text:change-id="ct62219328"/><text:span text:style-name="T5">thaliana</text:span><text:span text:style-name="T8"> </text:span><text:change-end text:change-id="ct62219328"/><text:span text:style-name="T1">pour lesquels les expériences de DAP-Seq ont été publiées. Ces modèles seront validés et insérés dans la base Jaspar la base de données de référence qui recense les </text:span><text:span text:style-name="T1"><office:annotation><dc:creator>Anthony Mathelier</dc:creator><dc:date>2017-05-12T09:15:38</dc:date><text:p text:style-name="P11"><text:span text:style-name="T11">Techniquement ce sont des PCMs.</text:span></text:p></office:annotation></text:span><text:span text:style-name="T1">PWM</text:span><text:span text:style-name="T1"> de centaines de facteurs de transcription dans de nombreux organismes. L'accès gratuit, les normes de qualités exigées pour la construction des PFM et l'absence de doublon pour un même facteur de transcription font de JASPAR un outil unique et </text:span><text:soft-page-break/><text:span text:style-name="T1">incontournable pour l'étude des séquences cis-régulés. La base est actualisée tous les deux ans </text:span><text:span text:style-name="T1">et un grand nombre y est à chaque fois incorporé. Mon équipe au laboratoire <text:s/>LPCV a contribué aux deux dernières mises à jour. </text:span></text:p>
      <text:p text:style-name="P1"><text:span text:style-name="T1"><office:annotation><dc:creator>Anthony Mathelier</dc:creator><dc:date>2017-05-12T09:17:06</dc:date><text:p text:style-name="P11"><text:span text:style-name="T11">Pas d’utilisation des données de méthylation du tout. Moi ça m’intéresserait bien. Comme je te l’ai déjà dit, j’ai un Master en ce moment qui essaie de voir si l’on peut utiliser les DNA shapes de séquences méthylées en plus d’un alphabet étendu pour améliorer la prédictions de TFBSs. Les données de DAP-seq combinées à des données de Bisulfite seq nous permettent d’évaluer cela.</text:span></text:p></office:annotation></text:span><text:span text:style-name="T1">Axe 2 : Etudier la disposition des TFBS dans les régions liées. Les TF ne se lient pas souvent </text:span><text:change text:change-id="ct62236256"/><text:span text:style-name="T1">à un site unique dans une région. Certains ont des préférences en terme de disposition (orientation, inter-distan</text:span><text:change-start text:change-id="ct62156944"/><text:span text:style-name="T1"><text:tab/></text:span><text:change-end text:change-id="ct62156944"/><text:span text:style-name="T1">ces). Ma thèse porte sur les facteurs de transcription LEAFY et ARF qui contrôlent le développement des fleurs. J’ai déjà réalisé de nombreuses analyses sur ces deux facteurs et il serait intéressant de les généraliser à l’ensemble des données disponibles. </text:span></text:p>
      <text:p/>
      <text:p>Intérêt de l’échange</text:p>
      <text:p text:style-name="P1"><text:span text:style-name="T1"><text:tab/>Le travail proposé est d'une grande ampleur. Étant étudiant en thèse de bioinformatique dans l'équipe Régulation du Développement Floral au Laboratoire de Physiologie Cellulaire et Végétale (LPCV), les question relatives aux sites de liaison me concernent directement. Le LPCV ne dispose pas réellement d'expertise bioinformatique sur des traitements de grands nombres de jeux de données. L’équipe d’accueil (Mathelier à Oslo</text:span><text:bookmark text:name="_GoBack"/><text:span text:style-name="T1">) est une référence dans le domaine des TFBS. Anthony Mathelier a été le principal acteur dans la complétion de la base JASPAR en 2014 et en 2016. Il est spécialiste de modèles innovants qui permettent en particulier d’intégrer dans les modèles les paramètres de forme de l’ADN. Ce séjour serait une occasion unique de me former à ces modèles pour pouvoir les implémenter ensuite dans mon laboratoire grenoblois. </text:span></text:p>
      <text:p/>
      <text:p><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Cantarell" svg:font-family="Cantarell"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fr" fo:country="FR" style:letter-kerning="true" style:font-name-asian="DejaVu Sans" style:font-size-asian="12pt" style:language-asian="fr" style:country-asian="FR"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language="en" fo:country="GB" style:font-name-asian="WenQuanYi Zen Hei Sharp" style:language-asian="zh" style:country-asian="CN" style:font-name-complex="DejaVu Sans"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default-outline-level="" style:class="text">
      <style:paragraph-properties loext:contextual-spacing="false" fo:margin-top="0cm" fo:margin-bottom="0.212cm" style:contextual-spacing="false"/>
    </style:style>
    <style:style style:name="List" style:family="paragraph" style:parent-style-name="Text_20_body" style:default-outline-level="" style:class="list"/>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loext:contextual-spacing="false" fo:margin-top="0.423cm" fo:margin-bottom="0.212cm" style:contextual-spacing="false" fo:keep-with-next="always"/>
      <style:text-properties style:font-name="Liberation Sans1" fo:font-size="14pt" style:font-size-asian="14pt"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loext:contextual-spacing="false" fo:margin-top="0.212cm" fo:margin-bottom="0.212cm" style:contextual-spacing="false"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imes New Roman" fo:font-size="9pt" style:font-size-asian="9pt" style:font-name-complex="Times New Roman1" style:font-size-complex="9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imes New Roman" fo:font-size="9pt" style:font-size-asian="9pt" style:font-name-complex="Times New Roman1" style:font-size-complex="9pt"/>
    </style:style>
    <style:style style:name="ListLabel_20_1" style:display-name="ListLabel 1" style:family="text">
      <style:text-properties style:font-name-asian="Liberation Serif1" style:font-name-complex="DejaVu Sans"/>
    </style:style>
    <style:style style:name="ListLabel_20_2" style:display-name="ListLabel 2" style:family="text">
      <style:text-properties style:font-name-complex="Courier New"/>
    </style:style>
    <style:style style:name="ListLabel_20_3" style:display-name="ListLabel 3" style:family="text">
      <style:text-properties style:font-name-complex="Courier New"/>
    </style:style>
    <style:style style:name="ListLabel_20_4" style:display-name="ListLabel 4"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Liberation Serif'"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499cm" fo:margin-right="2.499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naud AS248291</meta:initial-creator>
    <dc:creator>Arnaud AS248291</dc:creator>
    <meta:editing-cycles>23</meta:editing-cycles>
    <meta:creation-date>2017-05-11T19:48:00</meta:creation-date>
    <dc:date>2017-05-12T14:17:02</dc:date>
    <meta:editing-duration>PT20M7S</meta:editing-duration>
    <meta:generator>LibreOffice/3.6$Linux_X86_64 LibreOffice_project/360m1$Build-2</meta:generator>
    <meta:document-statistic meta:table-count="0" meta:image-count="0" meta:object-count="0" meta:page-count="2" meta:paragraph-count="13" meta:word-count="681" meta:character-count="4284" meta:non-whitespace-character-count="36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